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5cm" fo:margin-left="5.417cm" table:align="left" style:shadow="none"/>
    </style:style>
    <style:style style:name="Table1.A" style:family="table-column">
      <style:table-column-properties style:column-width="4.77cm"/>
    </style:style>
    <style:style style:name="Table1.B" style:family="table-column">
      <style:table-column-properties style:column-width="1.84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1c39" officeooo:paragraph-rsid="000e1c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e1c39" officeooo:paragraph-rsid="000e1c3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eca8a" officeooo:paragraph-rsid="000eca8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1c39" officeooo:paragraph-rsid="000e1c3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ca8a" officeooo:paragraph-rsid="000eca8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62cd" officeooo:paragraph-rsid="001062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7ff2" officeooo:paragraph-rsid="00137ff2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062cd" officeooo:paragraph-rsid="001062cd" style:font-size-asian="10.5pt" style:font-size-complex="12pt"/>
    </style:style>
    <style:style style:name="P9" style:family="paragraph" style:parent-style-name="Table_20_Contents">
      <style:paragraph-properties fo:text-align="end" style:justify-single-word="false"/>
      <style:text-properties fo:font-size="12pt" officeooo:rsid="001062cd" officeooo:paragraph-rsid="001062cd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1a03f" officeooo:paragraph-rsid="0011a03f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officeooo:rsid="0011a03f" officeooo:paragraph-rsid="0011a03f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1062cd" officeooo:paragraph-rsid="001062c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and Performance Evaluation of a Ray Tracer</text:p>
      <text:p text:style-name="P1"/>
      <text:p text:style-name="P2">Introduction</text:p>
      <text:p text:style-name="P4"/>
      <text:p text:style-name="P3">Features</text:p>
      <text:p text:style-name="P3"><text:span text:style-name="T1"/></text:p>
      <text:p text:style-name="P3">Testing Methodology</text:p>
      <text:p text:style-name="P5">Some of the features outlined above are of more interest in a performance comparison than others. The total number of pixels to be filled by colour is one of the </text:p>
      <text:p text:style-name="P5"/>
      <text:p text:style-name="P6">In order to isolate the performance impact of the feature being tested, a set of default options was chosen and only the option of interest changed between each test. The default settings are as follows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Name</text:p>
          </table:table-cell>
          <table:table-cell table:style-name="Table1.B1" office:value-type="string">
            <text:p text:style-name="P12">Value</text:p>
          </table:table-cell>
        </table:table-row>
        <table:table-row>
          <table:table-cell table:style-name="Table1.A2" office:value-type="string">
            <text:p text:style-name="P8">Image width</text:p>
          </table:table-cell>
          <table:table-cell table:style-name="Table1.B2" office:value-type="string">
            <text:p text:style-name="P9">640</text:p>
          </table:table-cell>
        </table:table-row>
        <table:table-row>
          <table:table-cell table:style-name="Table1.A2" office:value-type="string">
            <text:p text:style-name="P8">Image height</text:p>
          </table:table-cell>
          <table:table-cell table:style-name="Table1.B2" office:value-type="string">
            <text:p text:style-name="P9">480</text:p>
          </table:table-cell>
        </table:table-row>
        <table:table-row>
          <table:table-cell table:style-name="Table1.A2" office:value-type="string">
            <text:p text:style-name="P8">Horizontal field of view</text:p>
          </table:table-cell>
          <table:table-cell table:style-name="Table1.B2" office:value-type="string">
            <text:p text:style-name="P9">1.5708</text:p>
          </table:table-cell>
        </table:table-row>
        <table:table-row>
          <table:table-cell table:style-name="Table1.A2" office:value-type="string">
            <text:p text:style-name="P8">CPU threads used</text:p>
          </table:table-cell>
          <table:table-cell table:style-name="Table1.B2" office:value-type="string">
            <text:p text:style-name="P11">4</text:p>
          </table:table-cell>
        </table:table-row>
        <table:table-row>
          <table:table-cell table:style-name="Table1.A2" office:value-type="string">
            <text:p text:style-name="P10">Maximum reflection depth</text:p>
          </table:table-cell>
          <table:table-cell table:style-name="Table1.B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0">Anti-aliasing samples</text:p>
          </table:table-cell>
          <table:table-cell table:style-name="Table1.B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10">Depth-of-field samples</text:p>
          </table:table-cell>
          <table:table-cell table:style-name="Table1.B2" office:value-type="string">
            <text:p text:style-name="P11">100</text:p>
          </table:table-cell>
        </table:table-row>
        <table:table-row>
          <table:table-cell table:style-name="Table1.A2" office:value-type="string">
            <text:p text:style-name="P10">Aperture</text:p>
          </table:table-cell>
          <table:table-cell table:style-name="Table1.B2" office:value-type="string">
            <text:p text:style-name="P11">0.4</text:p>
          </table:table-cell>
        </table:table-row>
        <table:table-row>
          <table:table-cell table:style-name="Table1.A10" office:value-type="string">
            <text:p text:style-name="P10">Focal depth</text:p>
          </table:table-cell>
          <table:table-cell table:style-name="Table1.B10" office:value-type="string">
            <text:p text:style-name="P11">12</text:p>
          </table:table-cell>
        </table:table-row>
      </table:table>
      <text:p text:style-name="P6"/>
      <text:p text:style-name="P6"/>
      <text:p text:style-name="P7">Note that the horizontal field of view is measured in radians, where 1.5708 radians is equal to 90 degrees.</text:p>
      <text:p text:style-name="P5"/>
      <text:p text:style-name="P5">All tests were performed on a consumer desktop PC with an Intel 4670K processor clocked at 3.6GHz.</text:p>
      <text:p text:style-name="P5"/>
      <text:p text:style-name="P3">Performance Evaluation</text:p>
      <text:p text:style-name="P5"/>
      <text:p text:style-name="P3"/>
      <text:p text:style-name="P3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33:53.908820925</meta:creation-date>
    <dc:date>2014-12-08T17:54:50.535257740</dc:date>
    <meta:editing-duration>PT19M25S</meta:editing-duration>
    <meta:editing-cycles>5</meta:editing-cycles>
    <meta:generator>LibreOffice/4.1.5.3$Linux_X86_64 LibreOffice_project/410m0$Build-3</meta:generator>
    <meta:document-statistic meta:table-count="1" meta:image-count="0" meta:object-count="0" meta:page-count="1" meta:paragraph-count="30" meta:word-count="148" meta:character-count="879" meta:non-whitespace-character-count="760"/>
  </office:meta>
</office:document-meta>
</file>